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Roboto" svg:font-family="Roboto, sans-serif"/>
    <style:font-face style:name="inherit" svg:font-family="inherit"/>
    <style:font-face style:name="monospace" svg:font-family="monospace, monospace"/>
    <style:font-face style:name="q serif" svg:font-family="'q serif', Georgia, Times, 'Times New Roman', 'Hiragino Kaku Gothic Pro', Meiryo, serif"/>
    <style:font-face style:name="roboto" svg:font-family="roboto"/>
    <style:font-face style:name="FreeSans1" svg:font-family="FreeSans" style:font-family-generic="swiss"/>
    <style:font-face style:name="Roboto1" svg:font-family="Roboto, 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Roboto" fo:font-size="11.25pt" fo:letter-spacing="normal" fo:font-style="normal" fo:font-weight="normal" officeooo:rsid="00130552" officeooo:paragraph-rsid="00130552"/>
    </style:style>
    <style:style style:name="P2" style:family="paragraph" style:parent-style-name="Standard">
      <style:text-properties fo:font-variant="normal" fo:text-transform="none" style:font-name="Roboto" fo:font-size="11.25pt" fo:letter-spacing="normal" fo:font-style="normal" fo:font-weight="normal" officeooo:rsid="001783f3" officeooo:paragraph-rsid="001783f3"/>
    </style:style>
    <style:style style:name="P3" style:family="paragraph" style:parent-style-name="Standard">
      <style:text-properties fo:font-variant="normal" fo:text-transform="none" style:font-name="Roboto" fo:font-size="11.25pt" fo:letter-spacing="normal" fo:font-style="normal" fo:font-weight="normal" officeooo:rsid="001783f3" officeooo:paragraph-rsid="001e04a1"/>
    </style:style>
    <style:style style:name="P4" style:family="paragraph" style:parent-style-name="Standard">
      <style:text-properties fo:font-variant="normal" fo:text-transform="none" style:font-name="Roboto" fo:font-size="11.25pt" fo:letter-spacing="normal" fo:font-style="normal" fo:font-weight="normal" officeooo:rsid="00209ddc" officeooo:paragraph-rsid="00209ddc"/>
    </style:style>
    <style:style style:name="P5" style:family="paragraph" style:parent-style-name="Standard">
      <style:text-properties fo:font-variant="normal" fo:text-transform="none" style:font-name="Roboto" fo:font-size="11.25pt" fo:letter-spacing="normal" fo:font-style="normal" fo:font-weight="normal" officeooo:rsid="00238a89" officeooo:paragraph-rsid="00238a89"/>
    </style:style>
    <style:style style:name="P6" style:family="paragraph" style:parent-style-name="Standard">
      <style:text-properties fo:font-variant="normal" fo:text-transform="none" style:font-name="Roboto" fo:font-size="11.25pt" fo:letter-spacing="normal" fo:font-style="normal" fo:font-weight="normal" officeooo:rsid="002652f0" officeooo:paragraph-rsid="002652f0"/>
    </style:style>
    <style:style style:name="P7" style:family="paragraph" style:parent-style-name="Standard">
      <style:text-properties fo:font-variant="normal" fo:text-transform="none" style:font-name="Roboto" fo:font-size="11.25pt" fo:letter-spacing="normal" fo:font-style="normal" fo:font-weight="normal" officeooo:rsid="002c4d9a" officeooo:paragraph-rsid="002c4d9a"/>
    </style:style>
    <style:style style:name="P8" style:family="paragraph" style:parent-style-name="Standard">
      <style:text-properties fo:font-variant="normal" fo:text-transform="none" style:font-name="Roboto" fo:font-size="11.25pt" fo:letter-spacing="normal" fo:font-style="normal" fo:font-weight="normal" officeooo:rsid="002dc1da" officeooo:paragraph-rsid="002dc1da"/>
    </style:style>
    <style:style style:name="P9" style:family="paragraph" style:parent-style-name="Standard">
      <style:text-properties fo:font-variant="normal" fo:text-transform="none" style:font-name="Roboto" fo:font-size="11.25pt" fo:letter-spacing="normal" fo:font-style="normal" fo:font-weight="normal" officeooo:rsid="002dc1da" officeooo:paragraph-rsid="003b0895"/>
    </style:style>
    <style:style style:name="P10" style:family="paragraph" style:parent-style-name="Standard">
      <style:text-properties fo:font-variant="normal" fo:text-transform="none" style:font-name="Roboto" fo:font-size="11.25pt" fo:letter-spacing="normal" fo:font-style="normal" fo:font-weight="normal" officeooo:rsid="002dc1da" officeooo:paragraph-rsid="003f772e"/>
    </style:style>
    <style:style style:name="P11" style:family="paragraph" style:parent-style-name="Standard">
      <style:text-properties fo:font-variant="normal" fo:text-transform="none" style:font-name="Roboto" fo:font-size="11.25pt" fo:letter-spacing="normal" fo:font-style="normal" fo:font-weight="normal" officeooo:paragraph-rsid="00326910"/>
    </style:style>
    <style:style style:name="P12" style:family="paragraph" style:parent-style-name="Standard">
      <style:text-properties fo:font-variant="normal" fo:text-transform="none" style:font-name="Roboto" fo:font-size="11.25pt" fo:letter-spacing="normal" fo:font-style="normal" fo:font-weight="normal" officeooo:rsid="004923e7" officeooo:paragraph-rsid="004923e7"/>
    </style:style>
    <style:style style:name="P13" style:family="paragraph" style:parent-style-name="Standard">
      <style:text-properties fo:font-variant="normal" fo:text-transform="none" style:font-name="Roboto" fo:font-size="11.25pt" fo:letter-spacing="normal" fo:font-style="normal" fo:font-weight="normal" officeooo:rsid="004923e7" officeooo:paragraph-rsid="004eadec"/>
    </style:style>
    <style:style style:name="P14" style:family="paragraph" style:parent-style-name="Standard">
      <style:text-properties officeooo:paragraph-rsid="00420017"/>
    </style:style>
    <style:style style:name="P15" style:family="paragraph" style:parent-style-name="Text_20_body">
      <style:text-properties fo:font-variant="normal" fo:text-transform="none" style:font-name="Roboto" fo:font-size="11.25pt" fo:letter-spacing="normal" fo:font-style="normal" fo:font-weight="normal" officeooo:rsid="00557e2c" officeooo:paragraph-rsid="00557e2c" fo:background-color="transparent" style:font-weight-asian="normal" style:font-weight-complex="normal"/>
    </style:style>
    <style:style style:name="P16" style:family="paragraph" style:parent-style-name="Text_20_body">
      <style:text-properties fo:font-variant="normal" fo:text-transform="none" style:font-name="Roboto" fo:font-size="10.5pt" fo:letter-spacing="normal" fo:font-style="normal" fo:font-weight="normal" officeooo:rsid="0066308e" officeooo:paragraph-rsid="0066308e" fo:background-color="transparent" style:font-weight-asian="normal" style:font-weight-complex="normal"/>
    </style:style>
    <style:style style:name="P17" style:family="paragraph" style:parent-style-name="Text_20_body">
      <style:text-properties fo:font-variant="normal" fo:text-transform="none" style:font-name="Roboto" fo:font-size="10.5pt" fo:letter-spacing="normal" fo:font-style="normal" fo:font-weight="normal" officeooo:rsid="00758164" officeooo:paragraph-rsid="00758164" fo:background-color="transparent" style:font-weight-asian="normal" style:font-weight-complex="normal"/>
    </style:style>
    <style:style style:name="P18" style:family="paragraph" style:parent-style-name="Text_20_body">
      <style:paragraph-properties fo:line-height="100%"/>
      <style:text-properties fo:font-variant="normal" fo:text-transform="none" style:font-name="Roboto" fo:font-size="10.5pt" fo:letter-spacing="normal" fo:font-style="normal" fo:font-weight="normal" officeooo:rsid="007d86f4" officeooo:paragraph-rsid="007d86f4" fo:background-color="transparent" style:font-weight-asian="normal" style:font-weight-complex="normal"/>
    </style:style>
    <style:style style:name="P19" style:family="paragraph" style:parent-style-name="Text_20_body">
      <style:text-properties fo:font-variant="normal" fo:text-transform="none" style:font-name="Roboto" fo:font-size="10.5pt" fo:letter-spacing="normal" fo:font-style="normal" fo:font-weight="bold" officeooo:rsid="0079a33f" officeooo:paragraph-rsid="0079a33f" fo:background-color="#ffff00" style:font-weight-asian="bold" style:font-weight-complex="bold"/>
    </style:style>
    <style:style style:name="P20" style:family="paragraph" style:parent-style-name="Text_20_body">
      <style:text-properties fo:font-variant="normal" fo:text-transform="none" fo:color="#333333" style:font-name="q serif" fo:font-size="12pt" fo:letter-spacing="normal" fo:font-style="normal" fo:font-weight="normal" officeooo:rsid="004923e7" officeooo:paragraph-rsid="004923e7" fo:background-color="transparent" style:font-weight-asian="bold" style:font-weight-complex="bold"/>
    </style:style>
    <style:style style:name="P21" style:family="paragraph" style:parent-style-name="Text_20_body">
      <style:paragraph-properties fo:line-height="100%"/>
      <style:text-properties officeooo:paragraph-rsid="00806ae3"/>
    </style:style>
    <style:style style:name="P22" style:family="paragraph" style:parent-style-name="Heading_20_2">
      <style:text-properties fo:font-variant="normal" fo:text-transform="none" style:font-name="Roboto" fo:font-size="11.25pt" fo:letter-spacing="normal" fo:font-style="normal" fo:font-weight="bold" officeooo:rsid="00326910" officeooo:paragraph-rsid="00326910" fo:background-color="#ffff00" style:font-weight-asian="bold" style:font-weight-complex="bold"/>
    </style:style>
    <style:style style:name="P23" style:family="paragraph" style:parent-style-name="Standard">
      <style:text-properties fo:font-variant="normal" fo:text-transform="none" style:font-name="Roboto" fo:font-size="11.25pt" fo:letter-spacing="normal" fo:font-style="normal" fo:font-weight="normal" officeooo:rsid="001e04a1" officeooo:paragraph-rsid="001e04a1"/>
    </style:style>
    <style:style style:name="P24" style:family="paragraph" style:parent-style-name="Standard">
      <style:text-properties fo:font-variant="normal" fo:text-transform="none" fo:color="#000000" style:font-name="roboto" fo:font-size="12pt" fo:letter-spacing="normal" fo:font-style="normal" fo:font-weight="normal" officeooo:paragraph-rsid="00326910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roboto" fo:font-size="12pt" fo:letter-spacing="normal" fo:font-style="normal" fo:font-weight="normal" officeooo:rsid="004923e7" officeooo:paragraph-rsid="004923e7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fo:font-variant="normal" fo:text-transform="none" fo:color="#000000" style:font-name="roboto" fo:font-size="12pt" fo:letter-spacing="normal" fo:font-style="normal" fo:font-weight="normal" officeooo:rsid="005929a0" officeooo:paragraph-rsid="005929a0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roboto" fo:font-size="12pt" fo:letter-spacing="normal" fo:font-style="normal" fo:font-weight="normal" officeooo:rsid="005ae17c" officeooo:paragraph-rsid="005ae17c" style:font-size-asian="12pt" style:font-weight-asian="normal" style:font-size-complex="12pt" style:font-weight-complex="normal"/>
    </style:style>
    <style:style style:name="P28" style:family="paragraph" style:parent-style-name="Text_20_body" style:list-style-name="L3">
      <style:text-properties fo:font-variant="normal" fo:text-transform="none" style:font-name="Roboto" fo:font-size="11.25pt" fo:letter-spacing="normal" fo:font-style="normal" fo:font-weight="normal" officeooo:rsid="0064a33e" officeooo:paragraph-rsid="0064a33e" fo:background-color="transparent" style:font-weight-asian="normal" style:font-weight-complex="normal"/>
    </style:style>
    <style:style style:name="P29" style:family="paragraph" style:parent-style-name="Text_20_body" style:list-style-name="L3">
      <style:text-properties fo:font-variant="normal" fo:text-transform="none" style:font-name="Roboto" fo:font-size="11.25pt" fo:letter-spacing="normal" fo:font-style="normal" fo:font-weight="normal" officeooo:rsid="0064a33e" officeooo:paragraph-rsid="0066308e" fo:background-color="transparent" style:font-weight-asian="normal" style:font-weight-complex="normal"/>
    </style:style>
    <style:style style:name="P30" style:family="paragraph" style:parent-style-name="Text_20_body" style:list-style-name="L3">
      <style:text-properties fo:font-variant="normal" fo:text-transform="none" style:font-name="Roboto" fo:font-size="11.25pt" fo:letter-spacing="normal" fo:font-style="normal" fo:font-weight="normal" officeooo:rsid="0066308e" officeooo:paragraph-rsid="0066308e" fo:background-color="transparent" style:font-weight-asian="normal" style:font-weight-complex="normal"/>
    </style:style>
    <style:style style:name="P31" style:family="paragraph" style:parent-style-name="Text_20_body">
      <style:text-properties fo:font-variant="normal" fo:text-transform="none" style:font-name="Roboto" fo:font-size="10.5pt" fo:letter-spacing="normal" fo:font-style="normal" fo:font-weight="normal" officeooo:rsid="00758164" officeooo:paragraph-rsid="00758164" fo:background-color="transparent" style:font-weight-asian="normal" style:font-weight-complex="normal"/>
    </style:style>
    <style:style style:name="P32" style:family="paragraph" style:parent-style-name="Text_20_body" style:list-style-name="L4">
      <style:paragraph-properties fo:line-height="100%"/>
      <style:text-properties fo:font-variant="normal" fo:text-transform="none" style:font-name="Roboto" fo:font-size="10.5pt" fo:letter-spacing="normal" fo:font-style="normal" fo:font-weight="normal" officeooo:rsid="007bc951" officeooo:paragraph-rsid="007bc951" fo:background-color="transparent" style:font-weight-asian="normal" style:font-weight-complex="normal"/>
    </style:style>
    <style:style style:name="P33" style:family="paragraph" style:parent-style-name="Text_20_body" style:list-style-name="L4">
      <style:paragraph-properties fo:line-height="100%"/>
      <style:text-properties fo:font-variant="normal" fo:text-transform="none" style:font-name="Roboto" fo:font-size="10.5pt" fo:letter-spacing="normal" fo:font-style="normal" fo:font-weight="normal" officeooo:rsid="007d86f4" officeooo:paragraph-rsid="007d86f4" fo:background-color="transparent" style:font-weight-asian="normal" style:font-weight-complex="normal"/>
    </style:style>
    <style:style style:name="P34" style:family="paragraph" style:parent-style-name="Text_20_body">
      <style:paragraph-properties fo:line-height="100%"/>
      <style:text-properties fo:font-variant="normal" fo:text-transform="none" style:font-name="Roboto" fo:font-size="10.5pt" fo:letter-spacing="normal" fo:font-style="normal" fo:font-weight="normal" officeooo:rsid="007d86f4" officeooo:paragraph-rsid="007d86f4" fo:background-color="transparent" style:font-weight-asian="normal" style:font-weight-complex="normal"/>
    </style:style>
    <style:style style:name="P35" style:family="paragraph" style:parent-style-name="Text_20_body" style:list-style-name="L5">
      <style:paragraph-properties fo:line-height="100%"/>
      <style:text-properties fo:font-variant="normal" fo:text-transform="none" style:font-name="Roboto" fo:font-size="10.5pt" fo:letter-spacing="normal" fo:font-style="normal" fo:font-weight="normal" officeooo:rsid="00869a6a" officeooo:paragraph-rsid="00869a6a" fo:background-color="transparent" style:font-weight-asian="normal" style:font-weight-complex="normal"/>
    </style:style>
    <style:style style:name="P36" style:family="paragraph" style:parent-style-name="Text_20_body" style:list-style-name="L5">
      <style:paragraph-properties fo:line-height="100%"/>
      <style:text-properties fo:font-variant="normal" fo:text-transform="none" style:font-name="Roboto" fo:font-size="10.5pt" fo:letter-spacing="normal" fo:font-style="normal" fo:font-weight="normal" officeooo:rsid="0089b3eb" officeooo:paragraph-rsid="0089b3eb" fo:background-color="transparent" style:font-weight-asian="normal" style:font-weight-complex="normal"/>
    </style:style>
    <style:style style:name="P37" style:family="paragraph" style:parent-style-name="Text_20_body">
      <style:paragraph-properties fo:line-height="100%"/>
      <style:text-properties fo:font-variant="normal" fo:text-transform="none" style:font-name="Roboto" fo:font-size="10.5pt" fo:letter-spacing="normal" fo:font-style="normal" fo:font-weight="normal" officeooo:rsid="008f9465" officeooo:paragraph-rsid="008f9465" fo:background-color="transparent" style:font-weight-asian="normal" style:font-weight-complex="normal"/>
    </style:style>
    <style:style style:name="P38" style:family="paragraph" style:parent-style-name="Text_20_body">
      <style:paragraph-properties fo:line-height="100%"/>
      <style:text-properties fo:font-variant="normal" fo:text-transform="none" style:font-name="Roboto" fo:font-size="10.5pt" fo:letter-spacing="normal" fo:font-style="normal" fo:font-weight="bold" officeooo:rsid="00841b3a" officeooo:paragraph-rsid="00841b3a" fo:background-color="#ffff00" style:font-weight-asian="bold" style:font-weight-complex="bold"/>
    </style:style>
    <style:style style:name="P39" style:family="paragraph" style:parent-style-name="Text_20_body">
      <style:paragraph-properties fo:line-height="100%"/>
      <style:text-properties fo:font-variant="normal" fo:text-transform="none" style:font-name="Roboto" fo:font-size="10.5pt" fo:letter-spacing="normal" fo:font-style="normal" fo:font-weight="bold" officeooo:rsid="00841b3a" officeooo:paragraph-rsid="008d15a8" fo:background-color="#ffff00" style:font-weight-asian="bold" style:font-weight-complex="bold"/>
    </style:style>
    <style:style style:name="P40" style:family="paragraph" style:parent-style-name="Text_20_body" style:list-style-name="L1">
      <style:paragraph-properties fo:line-height="100%"/>
      <style:text-properties fo:font-variant="normal" fo:text-transform="none" fo:color="#000000" style:font-name="roboto" fo:font-size="12pt" fo:letter-spacing="normal" fo:font-style="normal" fo:font-weight="normal" officeooo:rsid="0053fab1" officeooo:paragraph-rsid="0053fab1" fo:background-color="transparent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font-variant="normal" fo:text-transform="none" fo:color="#000000" style:font-name="roboto" fo:font-size="12pt" fo:letter-spacing="normal" fo:font-style="normal" fo:font-weight="normal" officeooo:rsid="004923e7" officeooo:paragraph-rsid="004923e7" fo:background-color="transparent" style:font-size-asian="12pt" style:font-weight-asian="bold" style:font-size-complex="12pt" style:font-weight-complex="bold"/>
    </style:style>
    <style:style style:name="P42" style:family="paragraph" style:parent-style-name="Text_20_body">
      <style:text-properties fo:font-variant="normal" fo:text-transform="none" fo:color="#000000" style:font-name="roboto" fo:font-size="12pt" fo:letter-spacing="normal" fo:font-style="normal" fo:font-weight="bold" officeooo:rsid="004923e7" officeooo:paragraph-rsid="004923e7" fo:background-color="#ffff00" style:font-size-asian="12pt" style:font-weight-asian="bold" style:font-size-complex="12pt" style:font-weight-complex="bold"/>
    </style:style>
    <style:style style:name="P43" style:family="paragraph" style:parent-style-name="Heading_20_2">
      <style:text-properties fo:font-variant="normal" fo:text-transform="none" fo:color="#000000" style:font-name="roboto" fo:font-size="12pt" fo:letter-spacing="normal" fo:font-style="normal" fo:font-weight="bold" officeooo:paragraph-rsid="00326910" fo:background-color="#ffff00" style:font-size-asian="12pt" style:font-weight-asian="bold" style:font-size-complex="12pt" style:font-weight-complex="bold"/>
    </style:style>
    <style:style style:name="P44" style:family="paragraph" style:parent-style-name="Heading_20_2">
      <style:text-properties fo:font-variant="normal" fo:text-transform="none" fo:color="#000000" style:font-name="roboto" fo:font-size="12pt" fo:letter-spacing="normal" fo:font-style="normal" fo:font-weight="bold" officeooo:rsid="004923e7" officeooo:paragraph-rsid="004923e7" fo:background-color="#ffff00" style:font-size-asian="12pt" style:font-weight-asian="bold" style:font-size-complex="12pt" style:font-weight-complex="bold"/>
    </style:style>
    <style:style style:name="T1" style:family="text">
      <style:text-properties officeooo:rsid="00326910"/>
    </style:style>
    <style:style style:name="T2" style:family="text">
      <style:text-properties fo:color="#000000" style:font-name="roboto" fo:font-size="12pt" style:font-size-asian="12pt" style:font-weight-asian="normal" style:font-size-complex="12pt" style:font-weight-complex="normal"/>
    </style:style>
    <style:style style:name="T3" style:family="text">
      <style:text-properties fo:color="#000000" style:font-name="roboto" fo:font-size="12pt" officeooo:rsid="004c0d7e" style:font-size-asian="12pt" style:font-weight-asian="normal" style:font-size-complex="12pt" style:font-weight-complex="normal"/>
    </style:style>
    <style:style style:name="T4" style:family="text">
      <style:text-properties fo:color="#000000" style:font-name="roboto" fo:font-size="12pt" officeooo:rsid="004eadec" style:font-size-asian="12pt" style:font-weight-asian="normal" style:font-size-complex="12pt" style:font-weight-complex="normal"/>
    </style:style>
    <style:style style:name="T5" style:family="text">
      <style:text-properties fo:color="#000000" style:font-name="roboto" fo:font-size="12pt" style:font-size-asian="12pt" style:font-size-complex="12pt"/>
    </style:style>
    <style:style style:name="T6" style:family="text">
      <style:text-properties fo:color="#000000" style:font-name="roboto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color="#000000" style:font-name="roboto" style:font-size-asian="12pt" style:font-size-complex="12pt"/>
    </style:style>
    <style:style style:name="T8" style:family="text">
      <style:text-properties fo:color="#000000" style:font-name="roboto" officeooo:rsid="00638265" style:font-size-asian="12pt" style:font-size-complex="12pt"/>
    </style:style>
    <style:style style:name="T9" style:family="text">
      <style:text-properties fo:color="#000000" style:font-name="inherit" officeooo:rsid="008d15a8" style:font-size-asian="10.5pt" style:font-size-complex="10.5pt" loext:padding="0cm" loext:border="none"/>
    </style:style>
    <style:style style:name="T10" style:family="text">
      <style:text-properties fo:color="#000000" style:font-name="Roboto1" fo:font-size="9.75pt" fo:font-weight="normal" officeooo:rsid="008d15a8" fo:background-color="transparent" loext:char-shading-value="0" loext:padding="0cm" loext:border="none"/>
    </style:style>
    <style:style style:name="T11" style:family="text">
      <style:text-properties fo:color="#000000" style:font-name="Roboto1" fo:font-size="9.75pt" fo:font-weight="normal" officeooo:rsid="008d15a8" fo:background-color="transparent" loext:char-shading-value="0" loext:padding="0cm" loext:border="none"/>
    </style:style>
    <style:style style:name="T12" style:family="text">
      <style:text-properties fo:color="#000000" style:font-name="Roboto1" fo:font-weight="normal" officeooo:rsid="008d15a8" fo:background-color="transparent" loext:char-shading-value="0" loext:padding="0cm" loext:border="none"/>
    </style:style>
    <style:style style:name="T13" style:family="text">
      <style:text-properties fo:color="#000000" style:font-name="Roboto1" fo:font-weight="normal" officeooo:rsid="008d15a8" fo:background-color="transparent" loext:char-shading-value="0" loext:padding="0cm" loext:border="none"/>
    </style:style>
    <style:style style:name="T14" style:family="text">
      <style:text-properties fo:color="#000000" style:font-name="Roboto1" fo:font-size="10pt" fo:font-weight="normal" officeooo:rsid="008d15a8" fo:background-color="transparent" loext:char-shading-value="0" style:font-size-asian="10pt" style:font-size-complex="10pt" loext:padding="0cm" loext:border="none"/>
    </style:style>
    <style:style style:name="T15" style:family="text">
      <style:text-properties fo:color="#000000" style:font-name="Roboto1" fo:font-size="10pt" fo:font-weight="normal" officeooo:rsid="008d15a8" fo:background-color="transparent" loext:char-shading-value="0" style:font-size-asian="10pt" style:font-size-complex="10pt" loext:padding="0cm" loext:border="none"/>
    </style:style>
    <style:style style:name="T16" style:family="text">
      <style:text-properties style:font-name="Roboto"/>
    </style:style>
    <style:style style:name="T17" style:family="text">
      <style:text-properties style:font-name="Roboto" officeooo:rsid="003b23d1"/>
    </style:style>
    <style:style style:name="T18" style:family="text">
      <style:text-properties style:font-name="monospace"/>
    </style:style>
    <style:style style:name="T19" style:family="text">
      <style:text-properties fo:font-variant="normal" fo:text-transform="none" style:font-name="monospace" fo:font-size="11.25pt" fo:letter-spacing="normal" fo:font-style="normal" fo:font-weight="normal" officeooo:rsid="002dc1da"/>
    </style:style>
    <style:style style:name="T20" style:family="text">
      <style:text-properties fo:font-variant="normal" fo:text-transform="none" style:font-name="Roboto" fo:font-size="11.25pt" fo:letter-spacing="normal" fo:font-style="normal" fo:font-weight="normal" officeooo:rsid="002dc1da"/>
    </style:style>
    <style:style style:name="T21" style:family="text">
      <style:text-properties fo:font-variant="normal" fo:text-transform="none" style:font-name="Roboto" fo:font-size="10.5pt" fo:letter-spacing="normal" fo:font-style="normal" fo:font-weight="normal" officeooo:rsid="007d86f4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style:font-name="Roboto" fo:font-size="10.5pt" fo:letter-spacing="normal" fo:font-style="normal" fo:font-weight="normal" officeooo:rsid="00841b21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24" style:family="text">
      <style:text-properties officeooo:rsid="0066308e"/>
    </style:style>
    <style:style style:name="T25" style:family="text">
      <style:text-properties officeooo:rsid="0069b5f0"/>
    </style:style>
    <style:style style:name="T26" style:family="text">
      <style:text-properties officeooo:rsid="006a1c2c"/>
    </style:style>
    <style:style style:name="T27" style:family="text">
      <style:text-properties officeooo:rsid="006de6c2"/>
    </style:style>
    <style:style style:name="T28" style:family="text">
      <style:text-properties officeooo:rsid="007d86f4"/>
    </style:style>
    <style:style style:name="T29" style:family="text">
      <style:text-properties style:font-name="inherit" officeooo:rsid="008d15a8" style:font-size-asian="10.5pt" style:font-size-complex="10.5pt" loext:padding="0cm" loext:border="none"/>
    </style:style>
    <style:style style:name="T30" style:family="text">
      <style:text-properties fo:color="#303336" style:font-name="inherit" fo:font-size="9.75pt" fo:font-weight="normal" fo:background-color="#eff0f1" loext:char-shading-value="0" loext:padding="0cm" loext:border="none"/>
    </style:style>
    <style:style style:name="T31" style:family="text">
      <style:text-properties fo:color="#303336" style:font-name="inherit" fo:font-size="9.75pt" fo:font-weight="normal" officeooo:rsid="008d15a8" fo:background-color="#eff0f1" loext:char-shading-value="0" loext:padding="0cm" loext:border="none"/>
    </style:style>
    <style:style style:name="T32" style:family="text">
      <style:text-properties fo:color="#303336" style:font-name="inherit" fo:font-size="9.75pt" officeooo:rsid="008d15a8" fo:background-color="#eff0f1" loext:char-shading-value="0" loext:padding="0cm" loext:border="none"/>
    </style:style>
    <style:style style:name="T33" style:family="text">
      <style:text-properties fo:color="#303336" style:font-name="inherit" fo:font-size="9.75pt" style:text-underline-style="solid" style:text-underline-type="double" style:text-underline-width="auto" style:text-underline-color="font-color" fo:font-weight="normal" fo:background-color="#eff0f1" loext:char-shading-value="0" loext:padding="0cm" loext:border="none"/>
    </style:style>
    <style:style style:name="T34" style:family="text">
      <style:text-properties fo:color="#303336" style:font-name="inherit" fo:font-size="9.75pt" style:text-underline-style="none" fo:font-weight="normal" fo:background-color="#eff0f1" loext:char-shading-value="0" loext:padding="0cm" loext:border="none"/>
    </style:style>
    <style:style style:name="T35" style:family="text">
      <style:text-properties fo:color="#303336" style:font-name="inherit" officeooo:rsid="008d15a8" fo:background-color="#eff0f1" loext:char-shading-value="0" loext:padding="0cm" loext:border="none"/>
    </style:style>
    <style:style style:name="T36" style:family="text">
      <style:text-properties fo:color="#303336" style:font-name="inherit" officeooo:rsid="008d15a8" fo:background-color="#eff0f1" loext:char-shading-value="0" style:font-size-asian="10.5pt" style:font-size-complex="10.5pt" loext:padding="0cm" loext:border="none"/>
    </style:style>
    <style:style style:name="T37" style:family="text">
      <style:text-properties fo:color="#303336" style:font-name="inherit" fo:font-size="12pt" officeooo:rsid="008d15a8" fo:background-color="#eff0f1" loext:char-shading-value="0" style:font-size-asian="12pt" style:font-size-complex="12pt" loext:padding="0cm" loext:border="none"/>
    </style:style>
    <style:style style:name="T38" style:family="text">
      <style:text-properties fo:color="#303336" style:font-name="inherit" officeooo:rsid="008d15a8" style:font-size-asian="10.5pt" style:font-size-complex="10.5pt" loext:padding="0cm" loext:border="none"/>
    </style:style>
    <style:style style:name="T39" style:family="text">
      <style:text-properties fo:color="#303336" fo:font-size="9.75pt" fo:font-weight="normal" officeooo:rsid="008d15a8" fo:background-color="#eff0f1" loext:char-shading-value="0" loext:padding="0cm" loext:border="none"/>
    </style:style>
    <style:style style:name="T40" style:family="text">
      <style:text-properties fo:color="#303336" fo:font-size="9.75pt" fo:font-weight="normal" officeooo:rsid="008d15a8" fo:background-color="transparent" loext:char-shading-value="0" loext:padding="0cm" loext:border="none"/>
    </style:style>
    <style:style style:name="T41" style:family="text">
      <style:text-properties fo:color="#303336" fo:font-size="9.75pt" fo:font-weight="normal" officeooo:rsid="008d15a8" fo:background-color="transparent" loext:char-shading-value="0" loext:padding="0cm" loext:border="none"/>
    </style:style>
    <style:style style:name="T42" style:family="text">
      <style:text-properties fo:color="#303336" style:font-name="roboto" fo:font-size="9.75pt" fo:font-weight="normal" officeooo:rsid="008d15a8" fo:background-color="#eff0f1" loext:char-shading-value="0" loext:padding="0cm" loext:border="none"/>
    </style:style>
    <style:style style:name="T43" style:family="text">
      <style:text-properties fo:color="#303336" style:font-name="Liberation Serif" fo:font-size="9.75pt" fo:font-weight="normal" officeooo:rsid="008d15a8" fo:background-color="#eff0f1" loext:char-shading-value="0" loext:padding="0cm" loext:border="none"/>
    </style:style>
    <style:style style:name="T44" style:family="text">
      <style:text-properties fo:color="#303336" style:font-name="Liberation Serif" fo:font-size="9.75pt" fo:font-weight="normal" officeooo:rsid="008d15a8" loext:padding="0cm" loext:border="none"/>
    </style:style>
    <style:style style:name="T45" style:family="text">
      <style:text-properties fo:color="#303336" style:font-name="Liberation Serif" fo:font-size="9.75pt" fo:font-weight="normal" officeooo:rsid="008d15a8" fo:background-color="transparent" loext:char-shading-value="0" loext:padding="0cm" loext:border="none"/>
    </style:style>
    <style:style style:name="T46" style:family="text">
      <style:text-properties fo:color="#303336" style:font-name="Liberation Serif" fo:font-size="9.75pt" fo:font-weight="normal" officeooo:rsid="008d15a8" fo:background-color="transparent" loext:char-shading-value="0" loext:padding="0cm" loext:border="none"/>
    </style:style>
    <style:style style:name="T47" style:family="text">
      <style:text-properties fo:color="#303336" style:font-name="Roboto1" fo:font-size="9.75pt" fo:font-weight="normal" officeooo:rsid="008d15a8" fo:background-color="#eff0f1" loext:char-shading-value="0" loext:padding="0cm" loext:border="none"/>
    </style:style>
    <style:style style:name="T48" style:family="text">
      <style:text-properties fo:color="#303336" style:font-name="Roboto1" fo:font-size="9.75pt" fo:font-weight="normal" officeooo:rsid="008d15a8" fo:background-color="transparent" loext:char-shading-value="0" loext:padding="0cm" loext:border="none"/>
    </style:style>
    <style:style style:name="T49" style:family="text">
      <style:text-properties fo:color="#303336" style:font-name="Roboto1" fo:font-size="9.75pt" fo:font-weight="normal" officeooo:rsid="008d15a8" fo:background-color="transparent" loext:char-shading-value="0" loext:padding="0cm" loext:border="none"/>
    </style:style>
    <style:style style:name="T50" style:family="text">
      <style:text-properties fo:font-size="10pt" style:font-size-asian="8.75pt" style:font-size-complex="10pt"/>
    </style:style>
    <style:style style:name="T51" style:family="text">
      <style:text-properties style:font-name="Roboto1" fo:font-size="9.75pt" fo:font-weight="normal" officeooo:rsid="008d15a8" fo:background-color="transparent" loext:char-shading-value="0" loext:padding="0cm" loext:border="none"/>
    </style:style>
    <style:style style:name="T52" style:family="text">
      <style:text-properties style:font-name="Roboto1" fo:font-size="9.75pt" fo:font-weight="normal" officeooo:rsid="008d15a8" fo:background-color="transparent" loext:char-shading-value="0" loext:padding="0cm" loext:border="none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this series, we'll be covering linear regression, K Nearest Neighbors, Support Vector Machines (SVM), flat clustering, hierarchical clustering, and neural networks.</text:p>
      <text:p text:style-name="P1"/>
      <text:p text:style-name="P2"><text:a xlink:type="simple" xlink:href="https://pythonprogramming.net/machine-learning-tutorial-python-introduction/" text:style-name="Internet_20_link" text:visited-style-name="Visited_20_Internet_20_Link">https://pythonprogramming.net/machine-learning-tutorial-python-introduction/</text:a></text:p>
      <text:p text:style-name="P2"/>
      <text:p text:style-name="P23">Pre-Requisites:</text:p>
      <text:p text:style-name="P3">Python</text:p>
      <text:p text:style-name="P4">PIP</text:p>
      <text:p text:style-name="P4"/>
      <text:p text:style-name="P5">Steps:</text:p>
      <text:p text:style-name="P6">pip install sklearn</text:p>
      <text:p text:style-name="P7">pip install quandl</text:p>
      <text:p text:style-name="P8">pip install pandas</text:p>
      <text:p text:style-name="P9"><text:span text:style-name="Source_20_Text"><text:span text:style-name="T16">pip install </text:span></text:span><text:span text:style-name="Source_20_Text"><text:span text:style-name="T17">numpy</text:span></text:span></text:p>
      <text:p text:style-name="P10"><text:span text:style-name="Source_20_Text"><text:span text:style-name="T16">pip install </text:span></text:span><text:span text:style-name="Source_20_Text"><text:span text:style-name="T18">scipy</text:span></text:span></text:p>
      <text:p text:style-name="P10"><text:span text:style-name="Source_20_Text"><text:span text:style-name="T16">pip install </text:span></text:span><text:span text:style-name="Source_20_Text"><text:span text:style-name="T18">scikit-learn</text:span></text:span></text:p>
      <text:p text:style-name="P14"><text:span text:style-name="Source_20_Text"><text:span text:style-name="T20">pip install </text:span></text:span><text:span text:style-name="Source_20_Text"><text:span text:style-name="T19">matplotlib</text:span></text:span></text:p>
      <text:p text:style-name="P6"/>
      <text:p text:style-name="P11"><text:span text:style-name="T1">Quandl API Key: </text:span><text:span text:style-name="T2">z4zWwnXEQRMwzSz9RvQw</text:span></text:p>
      <text:p text:style-name="P24"/>
      <text:h text:style-name="P43" text:outline-level="2">Regression - Intro and Data</text:h>
      <text:list xml:id="list7844249692651483484" text:style-name="L1">
        <text:list-item>
          <text:p text:style-name="P40">Feature Dependency</text:p>
        </text:list-item>
        <text:list-item>
          <text:p text:style-name="P40">Custom Features</text:p>
        </text:list-item>
      </text:list>
      <text:p text:style-name="P15"><text:span text:style-name="T6">Example</text:span><text:span text:style-name="T5">:</text:span></text:p>
      <text:p text:style-name="P25">import pandas as pd</text:p>
      <text:p text:style-name="P25">import quandl</text:p>
      <text:p text:style-name="P25">quandl.ApiConfig.api_key = "z4zWwnXEQRMwzSz9RvQw"</text:p>
      <text:p text:style-name="P25">df = quandl.get('WIKI/GOOGL')</text:p>
      <text:p text:style-name="P12"><text:span text:style-name="T2">df['HL_PCT'] = </text:span><text:span text:style-name="T3">(</text:span><text:span text:style-name="T2">df['Adj. High']-df['Adj. Close']</text:span><text:span text:style-name="T3">)</text:span><text:span text:style-name="T2">/df['Adj. Close']*100.0;</text:span></text:p>
      <text:p text:style-name="P12"><text:span text:style-name="T2">df['PCT_CHANGE'] = </text:span><text:span text:style-name="T3">(</text:span><text:span text:style-name="T2">df['Adj. Close']-df['Adj. Open']</text:span><text:span text:style-name="T3">)</text:span><text:span text:style-name="T2">/df['Adj. Open']*100.0;</text:span></text:p>
      <text:p text:style-name="P13"><text:span text:style-name="T2">df = df[['Adj. Open','HL_PCT',’</text:span><text:span text:style-name="T4">PCT_</text:span><text:span text:style-name="T2">CHANGE’,'Adj. Close','Adj. Volume']]</text:span></text:p>
      <text:p text:style-name="P25">print (df.head())</text:p>
      <text:p text:style-name="P25"/>
      <text:h text:style-name="P44" text:outline-level="2">Regression - Features and Labels</text:h>
      <text:p text:style-name="P42"/>
      <text:p text:style-name="P41">A feature in Machine Learning is a one dimension of a data set.</text:p>
      <text:p text:style-name="P20"><text:span text:style-name="T8">Labels a</text:span><text:span text:style-name="T7">re the outputs values to which an algorithm maps data points for the feature chosen to be the feature being predicted.</text:span></text:p>
      <text:list xml:id="list4202601525110703855" text:style-name="L2">
        <text:list-item>
          <text:p text:style-name="P26">Using Labels</text:p>
        </text:list-item>
        <text:list-item>
          <text:p text:style-name="P26">Shifting rows</text:p>
        </text:list-item>
        <text:list-item>
          <text:p text:style-name="P26">Handling NAN</text:p>
        </text:list-item>
        <text:list-item>
          <text:p text:style-name="P26">Ceiling function from Math </text:p>
        </text:list-item>
      </text:list>
      <text:p text:style-name="P25"/>
      <text:p text:style-name="P27">import pandas as pd</text:p>
      <text:p text:style-name="P27">import quandl, math</text:p>
      <text:p text:style-name="P27">quandl.ApiConfig.api_key = "z4zWwnXEQRMwzSz9RvQw"</text:p>
      <text:p text:style-name="P27"><text:soft-page-break/>df = quandl.get('WIKI/GOOGL')</text:p>
      <text:p text:style-name="P27">df['HL_PCT'] = (df['Adj. High']-df['Adj. Close'])/df['Adj. Close']*100.0;</text:p>
      <text:p text:style-name="P27">df['PCT_CHANGE'] = (df['Adj. Close']-df['Adj. Open'])/df['Adj. Open']*100.0;</text:p>
      <text:p text:style-name="P27">df = df[['Adj. Open','HL_PCT','PCT_CHANGE','Adj. Close','Adj. Volume']]</text:p>
      <text:p text:style-name="P27">forecast_col = 'Adj. Close'</text:p>
      <text:p text:style-name="P27">df.fillna(value=-99999, inplace=True)</text:p>
      <text:p text:style-name="P27">forecast_out = int(math.ceil(0.01 * len(df)))</text:p>
      <text:p text:style-name="P27">df['label'] = df[forecast_col].shift(-forecast_out)</text:p>
      <text:p text:style-name="P27">print (df.head())</text:p>
      <text:p text:style-name="P25"/>
      <text:h text:style-name="P22" text:outline-level="2">Regression - Training and Testing</text:h>
      <text:list xml:id="list5900204189972075514" text:style-name="L3">
        <text:list-item>
          <text:p text:style-name="P28"><text:span text:style-name="T25">N</text:span>umpy – <text:span text:style-name="T26">DF to Array</text:span></text:p>
        </text:list-item>
        <text:list-item>
          <text:p text:style-name="P29">sklearn - <text:span text:style-name="T24">preprocessing, cross_validation, svm</text:span></text:p>
        </text:list-item>
        <text:list-item>
          <text:p text:style-name="P30">sklearn.linear_model</text:p>
        </text:list-item>
      </text:list>
      <text:p text:style-name="P16"><text:span text:style-name="T27">C</text:span>ollected data, modified it a bit, trained a classifier and even tested that classifier.</text:p>
      <text:p text:style-name="P16"/>
      <text:p text:style-name="P17">import pandas as pd</text:p>
      <text:p text:style-name="P17">import quandl, math</text:p>
      <text:p text:style-name="P17">import numpy as np</text:p>
      <text:p text:style-name="P17">from sklearn import preprocessing, cross_validation, svm</text:p>
      <text:p text:style-name="P17">from sklearn.linear_model import LinearRegression</text:p>
      <text:p text:style-name="P17"/>
      <text:p text:style-name="P17">quandl.ApiConfig.api_key = "z4zWwnXEQRMwzSz9RvQw"</text:p>
      <text:p text:style-name="P17">df = quandl.get('WIKI/GOOGL')</text:p>
      <text:p text:style-name="P17">df['HL_PCT'] = (df['Adj. High']-df['Adj. Close'])/df['Adj. Close']*100.0;</text:p>
      <text:p text:style-name="P17">df['PCT_CHANGE'] = (df['Adj. Close']-df['Adj. Open'])/df['Adj. Open']*100.0;</text:p>
      <text:p text:style-name="P17">df = df[['Adj. Open','HL_PCT','PCT_CHANGE','Adj. Close','Adj. Volume']]</text:p>
      <text:p text:style-name="P17"/>
      <text:p text:style-name="P17">forecast_col = 'Adj. Close'</text:p>
      <text:p text:style-name="P17">df.fillna(value=-99999, inplace=True)</text:p>
      <text:p text:style-name="P17">forecast_out = int(math.ceil(0.01 * len(df)))</text:p>
      <text:p text:style-name="P17"/>
      <text:p text:style-name="P17">df['label'] = df[forecast_col].shift(-forecast_out)</text:p>
      <text:p text:style-name="P17"/>
      <text:p text:style-name="P17">X = np.array(df.drop(['label'],1))</text:p>
      <text:p text:style-name="P17">X = X[:-forecast_out]</text:p>
      <text:p text:style-name="P17"><text:soft-page-break/>X_lately = X[-forecast_out:]</text:p>
      <text:p text:style-name="P17">y = np.array(df['label'])</text:p>
      <text:p text:style-name="P17"/>
      <text:p text:style-name="P17">X = preprocessing.scale(X)</text:p>
      <text:p text:style-name="P17">df.dropna(inplace=True)</text:p>
      <text:p text:style-name="P17"/>
      <text:p text:style-name="P17">y = np.array(df['label'])</text:p>
      <text:p text:style-name="P17"/>
      <text:p text:style-name="P17">X_train, X_test, y_train, y_test = cross_validation.train_test_split(X, y, test_size=0.2)</text:p>
      <text:p text:style-name="P17"/>
      <text:p text:style-name="P17">clf1 = LinearRegression(n_jobs=10)</text:p>
      <text:p text:style-name="P17">clf1.fit(X_train, y_train)</text:p>
      <text:p text:style-name="P17">accuracy_Linear = clf1.score(X_test, y_test)</text:p>
      <text:p text:style-name="P17">print "Linear&gt;&gt;&gt;"+str(accuracy_Linear)</text:p>
      <text:p text:style-name="P17"/>
      <text:p text:style-name="P17">clf2 = svm.SVR(kernel='poly', shrinking= True)</text:p>
      <text:p text:style-name="P17">clf2.fit(X_train, y_train)</text:p>
      <text:p text:style-name="P17">accuracy_Vector = clf2.score(X_test, y_test)</text:p>
      <text:p text:style-name="P17">print "Vector&gt;&gt;&gt;"+str(accuracy_Vector)</text:p>
      <text:p text:style-name="P17"/>
      <text:p text:style-name="P17">clf3 = svm.SVR()</text:p>
      <text:p text:style-name="P17">clf3.fit(X_train, y_train)</text:p>
      <text:p text:style-name="P17">accuracy_Vector_poly = clf3.score(X_test, y_test)</text:p>
      <text:p text:style-name="P17">print "Vector Poly&gt;&gt;&gt;"+str(accuracy_Vector_poly)</text:p>
      <text:p text:style-name="P17"/>
      <text:p text:style-name="P19">Regression – Prediction &amp; Forecasting</text:p>
      <text:list xml:id="list5881160393236494046" text:style-name="L4">
        <text:list-item>
          <text:p text:style-name="P32"><text:span text:style-name="T28">m</text:span>atplot</text:p>
        </text:list-item>
        <text:list-item>
          <text:p text:style-name="P32">Forecasting</text:p>
        </text:list-item>
        <text:list-item>
          <text:p text:style-name="P32">TimeStamp</text:p>
        </text:list-item>
        <text:list-item>
          <text:p text:style-name="P33">Export PDF matplot</text:p>
        </text:list-item>
      </text:list>
      <text:p text:style-name="P18">import quandl, math</text:p>
      <text:p text:style-name="P18">import numpy as np</text:p>
      <text:p text:style-name="P18">import pandas as pd</text:p>
      <text:p text:style-name="P18">from sklearn import preprocessing, cross_validation, svm</text:p>
      <text:p text:style-name="P18"><text:soft-page-break/>from sklearn.linear_model import LinearRegression</text:p>
      <text:p text:style-name="P18">import matplotlib.pyplot as plt</text:p>
      <text:p text:style-name="P18">from matplotlib import style</text:p>
      <text:p text:style-name="P18">import datetime, calendar, time</text:p>
      <text:p text:style-name="P18"/>
      <text:p text:style-name="P18">style.use('ggplot')</text:p>
      <text:p text:style-name="P18">quandl.ApiConfig.api_key = "z4zWwnXEQRMwzSz9RvQw"</text:p>
      <text:p text:style-name="P18">df = quandl.get("WIKI/GOOGL")</text:p>
      <text:p text:style-name="P18">df = df[['Adj. Open', <text:s/>'Adj. High', <text:s/>'Adj. Low', <text:s/>'Adj. Close', 'Adj. Volume']]</text:p>
      <text:p text:style-name="P18">df['HL_PCT'] = (df['Adj. High'] - df['Adj. Low']) / df['Adj. Close'] * 100.0</text:p>
      <text:p text:style-name="P18">df['PCT_change'] = (df['Adj. Close'] - df['Adj. Open']) / df['Adj. Open'] * 100.0</text:p>
      <text:p text:style-name="P18"/>
      <text:p text:style-name="P18">df = df[['Adj. Close', 'HL_PCT', 'PCT_change', 'Adj. Volume']]</text:p>
      <text:p text:style-name="P18">forecast_col = 'Adj. Close'</text:p>
      <text:p text:style-name="P18">df.fillna(value=-99999, inplace=True)</text:p>
      <text:p text:style-name="P18">forecast_out = int(math.ceil(0.01 * len(df)))</text:p>
      <text:p text:style-name="P18">df['label'] = df[forecast_col].shift(-forecast_out)</text:p>
      <text:p text:style-name="P18"/>
      <text:p text:style-name="P18">X = np.array(df.drop(['label'], 1))</text:p>
      <text:p text:style-name="P18">X = preprocessing.scale(X)</text:p>
      <text:p text:style-name="P18">X_lately = X[-forecast_out:]</text:p>
      <text:p text:style-name="P18">X = X[:-forecast_out]</text:p>
      <text:p text:style-name="P18"/>
      <text:p text:style-name="P18">df.dropna(inplace=True)</text:p>
      <text:p text:style-name="P18"/>
      <text:p text:style-name="P18">y = np.array(df['label'])</text:p>
      <text:p text:style-name="P18"/>
      <text:p text:style-name="P18">X_train, X_test, y_train, y_test = cross_validation.train_test_split(X, y, test_size=0.2)</text:p>
      <text:p text:style-name="P18">clf = LinearRegression(n_jobs=-1)</text:p>
      <text:p text:style-name="P18">clf.fit(X_train, y_train)</text:p>
      <text:p text:style-name="P18">confidence = clf.score(X_test, y_test)</text:p>
      <text:p text:style-name="P18"/>
      <text:p text:style-name="P18">forecast_set = clf.predict(X_lately)</text:p>
      <text:p text:style-name="P18">df['Forecast'] = np.nan</text:p>
      <text:p text:style-name="P18"/>
      <text:p text:style-name="P18">last_date = df.iloc[-1].name</text:p>
      <text:p text:style-name="P18">last_unix = last_date.timestamp()</text:p>
      <text:p text:style-name="P18">one_day = 86400</text:p>
      <text:p text:style-name="P18"><text:soft-page-break/>next_unix = last_unix + one_day</text:p>
      <text:p text:style-name="P18"/>
      <text:p text:style-name="P18">for i in forecast_set:</text:p>
      <text:p text:style-name="P18"><text:s text:c="4"/>next_date = datetime.datetime.fromtimestamp(next_unix)</text:p>
      <text:p text:style-name="P18"><text:s text:c="4"/>next_unix += 86400</text:p>
      <text:p text:style-name="P18"><text:s text:c="4"/>df.loc[next_date] = [np.nan for _ in range(len(df.columns)-1)]+[i]</text:p>
      <text:p text:style-name="P18"/>
      <text:p text:style-name="P18">df['Adj. Close'].plot()</text:p>
      <text:p text:style-name="P18">df['Forecast'].plot()</text:p>
      <text:p text:style-name="P18">plt.legend(loc=4)</text:p>
      <text:p text:style-name="P18">plt.xlabel('Date')</text:p>
      <text:p text:style-name="P18">plt.ylabel('Price')</text:p>
      <text:p text:style-name="P21"><text:span text:style-name="T21">plt.savefig("out_"+str(</text:span><text:span text:style-name="Source_20_Text"><text:span text:style-name="T23">int(time.time()</text:span></text:span><text:span text:style-name="T21">)</text:span><text:span text:style-name="T22">)</text:span><text:span text:style-name="T21">+".png")</text:span></text:p>
      <text:p text:style-name="P18">plt.show()</text:p>
      <text:p text:style-name="P18"/>
      <text:p text:style-name="P38">Regression – Pickling &amp; Scaling</text:p>
      <text:list xml:id="list6470840276197060723" text:style-name="L5">
        <text:list-item>
          <text:p text:style-name="P35">Pickle a trained classifier to avoid training again when <text:span text:style-name="T50">amount</text:span> of data is huge.</text:p>
        </text:list-item>
        <text:list-item>
          <text:p text:style-name="P36">Use Pickle Library</text:p>
          <text:p text:style-name="P36"/>
        </text:list-item>
      </text:list>
      <text:p text:style-name="P37">import quandl, math</text:p>
      <text:p text:style-name="P37">import numpy as np</text:p>
      <text:p text:style-name="P37">import pandas as pd</text:p>
      <text:p text:style-name="P37">import pickle</text:p>
      <text:p text:style-name="P37">from sklearn import preprocessing, cross_validation, svm</text:p>
      <text:p text:style-name="P37">from sklearn.linear_model import LinearRegression</text:p>
      <text:p text:style-name="P37">import matplotlib.pyplot as plt</text:p>
      <text:p text:style-name="P37">from matplotlib import style</text:p>
      <text:p text:style-name="P37">import datetime, calendar, time</text:p>
      <text:p text:style-name="P37"/>
      <text:p text:style-name="P37">style.use('ggplot')</text:p>
      <text:p text:style-name="P37">quandl.ApiConfig.api_key = "z4zWwnXEQRMwzSz9RvQw"</text:p>
      <text:p text:style-name="P37">df = quandl.get("WIKI/GOOGL")</text:p>
      <text:p text:style-name="P37">df = df[['Adj. Open', <text:s/>'Adj. High', <text:s/>'Adj. Low', <text:s/>'Adj. Close', 'Adj. Volume']]</text:p>
      <text:p text:style-name="P37">df['HL_PCT'] = (df['Adj. High'] - df['Adj. Low']) / df['Adj. Close'] * 100.0</text:p>
      <text:p text:style-name="P37">df['PCT_change'] = (df['Adj. Close'] - df['Adj. Open']) / df['Adj. Open'] * 100.0</text:p>
      <text:p text:style-name="P37"/>
      <text:p text:style-name="P37">df = df[['Adj. Close', 'HL_PCT', 'PCT_change', 'Adj. Volume']]</text:p>
      <text:p text:style-name="P37">forecast_col = 'Adj. Close'</text:p>
      <text:p text:style-name="P37"><text:soft-page-break/>df.fillna(value=-99999, inplace=True)</text:p>
      <text:p text:style-name="P37">forecast_out = int(math.ceil(0.01 * len(df)))</text:p>
      <text:p text:style-name="P37">df['label'] = df[forecast_col].shift(-forecast_out)</text:p>
      <text:p text:style-name="P37"/>
      <text:p text:style-name="P37">X = np.array(df.drop(['label'], 1))</text:p>
      <text:p text:style-name="P37">X = preprocessing.scale(X)</text:p>
      <text:p text:style-name="P37">X_lately = X[-forecast_out:]</text:p>
      <text:p text:style-name="P37">X = X[:-forecast_out]</text:p>
      <text:p text:style-name="P37"/>
      <text:p text:style-name="P37">df.dropna(inplace=True)</text:p>
      <text:p text:style-name="P37"/>
      <text:p text:style-name="P37">y = np.array(df['label'])</text:p>
      <text:p text:style-name="P37"/>
      <text:p text:style-name="P37">X_train, X_test, y_train, y_test = cross_validation.train_test_split(X, y, test_size=0.2)</text:p>
      <text:p text:style-name="P37">clf = LinearRegression(n_jobs=-1)</text:p>
      <text:p text:style-name="P37">clf.fit(X_train, y_train)</text:p>
      <text:p text:style-name="P37">with open('linearregression.pickle','wb') as f:</text:p>
      <text:p text:style-name="P37"><text:tab/>pickle.dump(clf, f)</text:p>
      <text:p text:style-name="P37"/>
      <text:p text:style-name="P37">pickle_in = open('linearregression.pickle','rb')</text:p>
      <text:p text:style-name="P37">clf = pickle.load(pickle_in)</text:p>
      <text:p text:style-name="P37"/>
      <text:p text:style-name="P37">confidence = clf.score(X_test, y_test)</text:p>
      <text:p text:style-name="P37"/>
      <text:p text:style-name="P37">forecast_set = clf.predict(X_lately)</text:p>
      <text:p text:style-name="P37">df['Forecast'] = np.nan</text:p>
      <text:p text:style-name="P37"/>
      <text:p text:style-name="P37">last_date = df.iloc[-1].name</text:p>
      <text:p text:style-name="P37">last_unix = last_date.timestamp()</text:p>
      <text:p text:style-name="P37">one_day = 86400</text:p>
      <text:p text:style-name="P37">next_unix = last_unix + one_day</text:p>
      <text:p text:style-name="P37"/>
      <text:p text:style-name="P37">for i in forecast_set:</text:p>
      <text:p text:style-name="P37"><text:s text:c="4"/>next_date = datetime.datetime.fromtimestamp(next_unix)</text:p>
      <text:p text:style-name="P37"><text:s text:c="4"/>next_unix += 86400</text:p>
      <text:p text:style-name="P37"><text:s text:c="4"/>df.loc[next_date] = [np.nan for _ in range(len(df.columns)-1)]+[i]</text:p>
      <text:p text:style-name="P37"/>
      <text:p text:style-name="P37">df['Adj. Close'].plot()</text:p>
      <text:p text:style-name="P37"><text:soft-page-break/>df['Forecast'].plot()</text:p>
      <text:p text:style-name="P37">plt.legend(loc=4)</text:p>
      <text:p text:style-name="P37">plt.xlabel('Date')</text:p>
      <text:p text:style-name="P37">plt.ylabel('Price')</text:p>
      <text:p text:style-name="P37">plt.show()</text:p>
      <text:p text:style-name="P38"><text:span text:style-name="Source_20_Text"><text:span text:style-name="T30"/></text:span></text:p>
      <text:p text:style-name="P38"><text:span text:style-name="Source_20_Text"><text:span text:style-name="T34"/></text:span></text:p>
      <text:p text:style-name="P39"><text:span text:style-name="Source_20_Text"><text:span text:style-name="T9">Best Fitting Slope</text:span></text:span></text:p>
      <text:p text:style-name="P39"><text:span text:style-name="Source_20_Text"><text:span text:style-name="T47"/></text:span></text:p>
      <text:p text:style-name="P39"><text:span text:style-name="Source_20_Text"><text:span text:style-name="T14">from statistics import mean</text:span></text:span></text:p>
      <text:p text:style-name="P39"><text:span text:style-name="Source_20_Text"><text:span text:style-name="T14">import numpy as np</text:span></text:span></text:p>
      <text:p text:style-name="P39"><text:span text:style-name="Source_20_Text"><text:span text:style-name="T14">import matplotlib.pyplot as plt</text:span></text:span></text:p>
      <text:p text:style-name="P39"><text:span text:style-name="Source_20_Text"><text:span text:style-name="T15"/></text:span></text:p>
      <text:p text:style-name="P39"><text:span text:style-name="Source_20_Text"><text:span text:style-name="T14">xs = np.array([1,2,3,4,5,6], dtype=np.float64)</text:span></text:span></text:p>
      <text:p text:style-name="P39"><text:span text:style-name="Source_20_Text"><text:span text:style-name="T14">ys = np.array([5,4,6,5,6,7], dtype=np.float64)</text:span></text:span></text:p>
      <text:p text:style-name="P39"><text:span text:style-name="Source_20_Text"><text:span text:style-name="T15"/></text:span></text:p>
      <text:p text:style-name="P39"><text:span text:style-name="Source_20_Text"><text:span text:style-name="T14">def best_fit_slope(xs, ys):</text:span></text:span></text:p>
      <text:p text:style-name="P39"><text:span text:style-name="Source_20_Text"><text:span text:style-name="T14"><text:tab/>m = ((mean(xs) * mean(ys)) - mean(xs*ys)) / ((mean(xs) *mean(xs)) - mean(xs*xs))</text:span></text:span></text:p>
      <text:p text:style-name="P39"><text:span text:style-name="Source_20_Text"><text:span text:style-name="T14"><text:tab/>return m</text:span></text:span></text:p>
      <text:p text:style-name="P39"><text:span text:style-name="Source_20_Text"><text:span text:style-name="T15"/></text:span></text:p>
      <text:p text:style-name="P39"><text:span text:style-name="Source_20_Text"><text:span text:style-name="T14">m = best_fit_slope(xs, ys)</text:span></text:span></text:p>
      <text:p text:style-name="P39"><text:span text:style-name="Source_20_Text"><text:span text:style-name="T14">print (m)</text:span></text:span></text:p>
      <text:p text:style-name="P39"><text:span text:style-name="Source_20_Text"><text:span text:style-name="T14"/></text:span></text:p>
      <text:p text:style-name="P39"><text:span text:style-name="Source_20_Text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Roboto" svg:font-family="Roboto, sans-serif"/>
    <style:font-face style:name="inherit" svg:font-family="inherit"/>
    <style:font-face style:name="monospace" svg:font-family="monospace, monospace"/>
    <style:font-face style:name="q serif" svg:font-family="'q serif', Georgia, Times, 'Times New Roman', 'Hiragino Kaku Gothic Pro', Meiryo, serif"/>
    <style:font-face style:name="roboto" svg:font-family="roboto"/>
    <style:font-face style:name="FreeSans1" svg:font-family="FreeSans" style:font-family-generic="swiss"/>
    <style:font-face style:name="Roboto1" svg:font-family="Roboto, 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0:41:09.315473187</meta:creation-date>
    <dc:date>2018-07-17T17:06:36.278928930</dc:date>
    <meta:editing-duration>PT5H51M54S</meta:editing-duration>
    <meta:editing-cycles>62</meta:editing-cycles>
    <meta:generator>LibreOffice/5.1.6.2$Linux_X86_64 LibreOffice_project/10m0$Build-2</meta:generator>
    <meta:document-statistic meta:table-count="0" meta:image-count="0" meta:object-count="0" meta:page-count="7" meta:paragraph-count="200" meta:word-count="802" meta:character-count="7147" meta:non-whitespace-character-count="6523"/>
  </office:meta>
</office:document-meta>
</file>